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bold" style:font-size-asian="11pt" style:font-size-complex="11pt"/>
    </style:style>
    <style:style style:name="P3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80" style:font-name="Arial" fo:font-size="11pt" fo:letter-spacing="normal" fo:font-style="normal" fo:font-weight="normal" style:font-size-asian="11pt" style:font-size-complex="11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ff0000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80" style:font-name="Arial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variant="normal" fo:text-transform="none" fo:color="#000080" style:font-name="Arial" fo:font-size="11pt" fo:letter-spacing="normal" fo:font-style="normal" fo:font-weight="normal" style:font-size-asian="11pt" style:font-size-complex="11pt"/>
    </style:style>
    <style:style style:name="T8" style:family="text">
      <style:text-properties fo:color="#000080"/>
    </style:style>
    <style:style style:name="T9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nograma semanal - Jonas</text:p>
      <text:p text:style-name="P1">Cliente : Seda</text:p>
      <text:p text:style-name="P2"><text:span text:style-name="T4">Data do documento </text:span><text:span text:style-name="T2">09/05</text:span></text:p>
      <text:p text:style-name="P3"/>
      <text:p text:style-name="P8">Entrega Segunda Feira 12/05 pela manhã<text:span text:style-name="T1"> </text:span><text:span text:style-name="T9">urgente</text:span>:</text:p>
      <text:p text:style-name="P8"><text:s text:c="3"/><text:span text:style-name="T1">1 <text:s/>Fluxo de Pedido </text:span></text:p>
      <text:p text:style-name="P10"><text:s text:c="3"/>2 <text:s/>Histórico de Venda </text:p>
      <text:p text:style-name="P10"><text:s text:c="3"/>3 <text:s/>Listagem de Produto (<text:span text:style-name="T5">12</text:span> dias de atraso)</text:p>
      <text:p text:style-name="P6"/>
      <text:p text:style-name="P8">Entrega Terça Feira 13/05:</text:p>
      <text:p text:style-name="P6">1 Análise dos processos do Pag Seguro (acesso para integrar abaixo):</text:p>
      <text:p text:style-name="P5">Email cadastrado:</text:p>
      <text:p text:style-name="P4"><text:a xlink:type="simple" xlink:href="mailto:casagil@ig.com.br"><text:span text:style-name="T7">casagil@ig.com.br</text:span></text:a><text:span text:style-name="T7"> (pois o seda irei perder tudo, certo?)</text:span></text:p>
      <text:p text:style-name="P5">Senha</text:p>
      <text:p text:style-name="P5">999171190@</text:p>
      <text:p text:style-name="P5"/>
      <text:p text:style-name="P6">2 Começo da Integração do template com o wcm (atraso considerável)</text:p>
      <text:p text:style-name="P6"/>
      <text:p text:style-name="P8">Entrega Quinta <text:s/>15/05</text:p>
      <text:p text:style-name="P6">3 Apresentar algo integrado já ao template (cliente cobrando esta ação)</text:p>
      <text:p text:style-name="P6"/>
      <text:p text:style-name="P8">Entrega Sexta - Feira 16/05:</text:p>
      <text:p text:style-name="P6">4 Análise dos processos do Sedex e Pac <text:span text:style-name="T8">(Anexos)</text:span></text:p>
      <text:p text:style-name="P6">Maiores informações enviarei na semana</text:p>
      <text:p text:style-name="P6"/>
      <text:p text:style-name="P6">Demais funções organizamos na semana Jonas.</text:p>
      <text:p text:style-name="P8">Entrega do projeto / publicação: 08/06 (30 dias)</text:p>
      <text:p text:style-name="P6"/>
      <text:p text:style-name="P6">Vamos correr sem perder as datas acima Jonas, pois o meio de campo já esta embolando.</text:p>
      <text:p text:style-name="P7"/>
      <text:p text:style-name="P7">Se perdermos alguma data do cronograma, não vamos mais controlar devido aos trampos novos que estão entrando e os pendentes. No feriado acabamos não adiantando o que esta piorando a situa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0:10:39.56</meta:creation-date>
    <dc:date>2014-05-09T19:19:49.21</dc:date>
    <meta:editing-duration>PT8H50M12S</meta:editing-duration>
    <meta:editing-cycles>40</meta:editing-cycles>
    <meta:generator>LibreOffice/3.5$Windows_x86 LibreOffice_project/7122e39-92ed229-498d286-15e43b4-d70da21</meta:generator>
    <meta:document-statistic meta:table-count="0" meta:image-count="0" meta:object-count="0" meta:page-count="1" meta:paragraph-count="23" meta:word-count="166" meta:character-count="1022" meta:non-whitespace-character-count="864"/>
  </office:meta>
</office:document-meta>
</file>